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a72" officeooo:paragraph-rsid="00022a72"/>
    </style:style>
    <style:style style:name="P2" style:family="paragraph" style:parent-style-name="Standard">
      <style:text-properties officeooo:rsid="0003653f" officeooo:paragraph-rsid="0003653f"/>
    </style:style>
    <style:style style:name="P3" style:family="paragraph" style:parent-style-name="Standard">
      <style:text-properties officeooo:rsid="000367be" officeooo:paragraph-rsid="000367be"/>
    </style:style>
    <style:style style:name="P4" style:family="paragraph" style:parent-style-name="Standard">
      <style:text-properties officeooo:rsid="000713a9" officeooo:paragraph-rsid="000713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chenzhongyu@ubuntu:~/Desktop/lab3$ ./makecookie 16307130194</text:p>
      <text:p text:style-name="P1">0x759069aa</text:p>
      <text:p text:style-name="P3"/>
      <text:p text:style-name="P3">2.</text:p>
      <text:p text:style-name="P2">chenzhongyu@ubuntu:~/Desktop/lab3$ ./bufbomb</text:p>
      <text:p text:style-name="P2">./bufbomb: Missing required argument (-u &lt;userid)</text:p>
      <text:p text:style-name="P2">Usage: ./bufbomb -u &lt;userid&gt; [-nsh]</text:p>
      <text:p text:style-name="P2"><text:s text:c="2"/>-u &lt;userid&gt; User ID</text:p>
      <text:p text:style-name="P2"><text:s text:c="2"/>-n <text:s text:c="9"/>Nitro mode</text:p>
      <text:p text:style-name="P2"><text:s text:c="2"/>-s <text:s text:c="9"/>Submit your solution to the grading server</text:p>
      <text:p text:style-name="P2"><text:s text:c="2"/>-h <text:s text:c="9"/>Print help information</text:p>
      <text:p text:style-name="P2"/>
      <text:p text:style-name="P4">3.</text:p>
      <text:p text:style-name="P4">chenzhongyu@ubuntu:~/Desktop/lab3$ ./hex2raw &lt; level0 | ./bufbomb -u 16307130194</text:p>
      <text:p text:style-name="P4">Userid: 16307130194</text:p>
      <text:p text:style-name="P4">Cookie: 0x759069aa</text:p>
      <text:p text:style-name="P4">Type string:Smoke!: You called smoke()</text:p>
      <text:p text:style-name="P4">VALID</text:p>
      <text:p text:style-name="P4">NICE JOB!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8:56:13.189987735</meta:creation-date>
    <dc:date>2017-11-01T00:01:49.035345435</dc:date>
    <meta:editing-duration>PT5H4M48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18" meta:word-count="59" meta:character-count="524" meta:non-whitespace-character-count="433"/>
  </office:meta>
</office:document-meta>
</file>